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7e91"/>
    </style:style>
    <style:style style:name="T1" style:family="text">
      <style:text-properties officeooo:rsid="00047e91"/>
    </style:style>
    <style:style style:name="T2" style:family="text">
      <style:text-properties style:font-name="Khmer OS" fo:font-size="18pt" officeooo:rsid="00047e91"/>
    </style:style>
    <style:style style:name="T3" style:family="text">
      <style:text-properties style:font-name="Khmer OS" fo:font-size="18pt" officeooo:rsid="00050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ate: 20/Jan/2021</text:span><text:span text:style-name="T2"><text:line-break/><text:line-break/>Main idea is a complete sentence.<text:line-break/>Example : My favorite book is The History of Xenrovia.<text:line-break/><text:line-break/>Topic sentence is like title<text:line-break/>Example: The advantage of reading boo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0T10:58:54.143950624</dc:date>
    <meta:editing-duration>PT3M13S</meta:editing-duration>
    <meta:editing-cycles>4</meta:editing-cycles>
    <meta:document-statistic meta:table-count="0" meta:image-count="0" meta:object-count="0" meta:page-count="1" meta:paragraph-count="1" meta:word-count="29" meta:character-count="177" meta:non-whitespace-character-count="147"/>
  </office:meta>
</office:document-meta>
</file>